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style mathvariant="bold">
                <mi>h</mi>
              </mstyle>
              <mo stretchy="false">∣</mo>
              <mstyle mathvariant="bold">
                <mi>v</mi>
              </mstyle>
            </mrow>
          </mrow>
          <mo fence="true" stretchy="false">)</mo>
        </mrow>
        <mo stretchy="false">=</mo>
        <mrow>
          <munderover>
            <mo stretchy="false">∏</mo>
            <mrow>
              <mi>i</mi>
              <mo stretchy="false">=</mo>
              <mn>1</mn>
            </mrow>
            <mi>n</mi>
          </munderover>
          <mi>P</mi>
        </mrow>
      </mrow>
      <mrow>
        <mo fence="true" stretchy="false">(</mo>
        <mrow>
          <mrow>
            <msub>
              <mi>h</mi>
              <mi>i</mi>
            </msub>
            <mo stretchy="false">∣</mo>
            <mstyle mathvariant="bold">
              <mi>v</mi>
            </mstyle>
          </mrow>
        </mrow>
        <mo fence="true" stretchy="false">)</mo>
      </mrow>
    </mrow>
    <annotation encoding="StarMath 5.0">P( bold h  divides bold v) = prod from{i=1} to{n}  P( h_i divides bold v ) 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5T20:07:11.568845562</meta:creation-date>
    <meta:generator>LibreOffice/4.2.8.2$Linux_X86_64 LibreOffice_project/420m0$Build-2</meta:generator>
  </office:meta>
</office:document-meta>
</file>